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Text_20_body" style:list-style-name="L1">
      <style:paragraph-properties fo:margin-top="0in" fo:margin-bottom="0in"/>
    </style:style>
    <style:style style:name="P2" style:family="paragraph" style:parent-style-name="Text_20_body" style:list-style-name="L1"/>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MemoryLifter is based upon the algorithm as developed and tested by Sebastian Leitner a German psychologist. This algorithm is documented in Leitners work - "So lernt man lernen“. This monograph seems to only be available in German but is worth reading if you can find it. It documents Leitner’s us of his ‘cardbox’ or ‘cardfile’ system. </text:p>
      <text:p text:style-name="Text_20_body">Leitners cardbox works on just a few principles. All cards are asked from a box. The box is divided into ever larger partitions. When a card is presented for review the card is either promoted to the next section if known or demoted to the first section if it is not known or can not be recalled. </text:p>
      <text:p text:style-name="Text_20_body">Thus, each box section represents a level of proficiency. This allows you to set your own priorities, investing more time into the 'lowest' boxes (which contain the most difficult question cards for you). With some effort on your part, each flashcard climbs to the last box section in time. MemoryLifter ensures that each card is learned in the time that your brain is ready for the encoding to take place.</text:p>
      <text:p text:style-name="Text_20_body">Below is a step-by-step alogorithm implemented in MemoryLifter to present and track the information for learning. </text:p>
      <text:list text:style-name="L1">
        <text:list-item>
          <text:p text:style-name="P1">Initially, all cards are derived from the Pool, which contains all cards available. </text:p>
        </text:list-item>
        <text:list-item>
          <text:p text:style-name="P1">Check whether any of the boxes are full. If so, ask for a card from that box. If none of the boxes are full, place a new card from the pool in the first box and ask it. </text:p>
        </text:list-item>
        <text:list-item>
          <text:p text:style-name="P1">If the card is answered correctly, promote it to the next box; otherwise, demote it to box 1. </text:p>
        </text:list-item>
        <text:list-item>
          <text:p text:style-name="P1">When placing a card in a box, put it at the end. When asking a card from the box, ask in the order it was placed in the box (first in - first out principle). </text:p>
        </text:list-item>
        <text:list-item>
          <text:p text:style-name="P2">Continue with step 2 - 4 until don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5$Win32 OpenOffice.org_project/680m95$Build-8900</meta:generator>
    <meta:initial-creator>Marcin Matuszkiewicz</meta:initial-creator>
    <meta:creation-date>2005-07-06T14:40:18</meta:creation-date>
    <dc:creator>Marcin Matuszkiewicz</dc:creator>
    <dc:date>2005-07-06T14:40:58</dc:date>
    <dc:language>en-US</dc:language>
    <meta:editing-cycles>2</meta:editing-cycles>
    <meta:editing-duration>PT49S</meta:editing-duration>
    <meta:user-defined meta:name="Info 1"/>
    <meta:user-defined meta:name="Info 2"/>
    <meta:user-defined meta:name="Info 3"/>
    <meta:user-defined meta:name="Info 4"/>
    <meta:document-statistic meta:table-count="0" meta:image-count="0" meta:object-count="0" meta:page-count="1" meta:paragraph-count="9" meta:word-count="310" meta:character-count="1697"/>
  </office:meta>
</office:document-meta>
</file>